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MethodFinder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rMethodFinder.findUsingReflectionInSingleClass( FindState findStat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ubscriberMethodFinder.getMethodsAndRelease( FindState find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ndState.checkAdd( Method method , Class &lt; ? &gt; ev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criberMethodFinder.prepareFind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berMethodFinder.findUsingReflection( Class &lt; ? &gt; subscrib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berMethodFinder.findSubscriberMethods( Class &lt; ? &gt; subscriber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ndState.checkAddWithMethodSignature( Method method , Class &lt; ? &gt;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criberMethodFinder.getSubscriberInfo( FindState find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ndState.moveToSupercla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berMethodFinder.SubscriberMethodFinder( List &lt; SubscriberInfoIndex &gt; subscriberInfoIndexes , boolean strictMethodVerification , boolean ignoreGenerate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Stat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berMethodFinder.findUsingInfo( Class &lt; ? &gt; subscriber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ndState.initForSubscriber( Class &lt; ? &gt; subscrib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